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8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41.96pt"/>
    </style:style>
    <style:style style:name="co4" style:family="table-column">
      <style:table-column-properties fo:break-before="auto" style:column-width="92.89pt"/>
    </style:style>
    <style:style style:name="co5" style:family="table-column">
      <style:table-column-properties fo:break-before="auto" style:column-width="140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number-columns-repeated="2" table:default-cell-style-name="Default"/>
        <table:table-column table:style-name="co5" table:default-cell-style-name="Default"/>
        <table:table-column table:style-name="co7" table:visibility="collapse" table:default-cell-style-name="Default"/>
        <table:table-row table:style-name="ro1">
          <table:table-cell office:value-type="string" calcext:value-type="string">
            <text:p>Row #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Ferret Result Parsed</text:p>
          </table:table-cell>
          <table:table-cell office:value-type="string" calcext:value-type="string">
            <text:p>Jaccard Coefficient</text:p>
          </table:table-cell>
          <table:table-cell office:value-type="string" calcext:value-type="string">
            <text:p>Ferret Result Original</text:p>
          </table:table-cell>
          <table:table-cell office:value-type="string" calcext:value-type="string">
            <text:p>Row #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Differences</text:p>
          </table:table-cell>
          <table:table-cell office:value-type="string" calcext:value-type="string">
            <text:p>Jaccard Coefficien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ND([.B2]=[.C2]; [.B2]&lt;&gt;[.E2]); 1; 0)" office:value-type="float" office:value="0" calcext:value-type="float">
            <text:p>0</text:p>
          </table:table-cell>
          <table:table-cell office:value-type="float" office:value="0.238095" calcext:value-type="float">
            <text:p>0.2380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AND([.B3]=[.C3]; [.B3]&lt;&gt;[.E3]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AND([.B4]=[.C4]; [.B4]&lt;&gt;[.E4]); 1; 0)" office:value-type="float" office:value="0" calcext:value-type="float">
            <text:p>0</text:p>
          </table:table-cell>
          <table:table-cell office:value-type="float" office:value="0.192308" calcext:value-type="float">
            <text:p>0.192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AND([.B5]=[.C5]; [.B5]&lt;&gt;[.E5]); 1; 0)" office:value-type="float" office:value="0" calcext:value-type="float">
            <text:p>0</text:p>
          </table:table-cell>
          <table:table-cell office:value-type="float" office:value="0.0384615" calcext:value-type="float">
            <text:p>0.0384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AND([.B6]=[.C6]; [.B6]&lt;&gt;[.E6]); 1; 0)"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AND([.B7]=[.C7]; [.B7]&lt;&gt;[.E7]); 1; 0)" office:value-type="float" office:value="0" calcext:value-type="float">
            <text:p>0</text:p>
          </table:table-cell>
          <table:table-cell office:value-type="float" office:value="0.541667" calcext:value-type="float">
            <text:p>0.541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AND([.B8]=[.C8]; [.B8]&lt;&gt;[.E8]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AND([.B9]=[.C9]; [.B9]&lt;&gt;[.E9]); 1; 0)" office:value-type="float" office:value="1" calcext:value-type="float">
            <text:p>1</text:p>
          </table:table-cell>
          <table:table-cell office:value-type="float" office:value="0.0588235" calcext:value-type="float">
            <text:p>0.0588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AND([.B10]=[.C10]; [.B10]&lt;&gt;[.E10]); 1; 0)" office:value-type="float" office:value="1" calcext:value-type="float">
            <text:p>1</text:p>
          </table:table-cell>
          <table:table-cell office:value-type="float" office:value="0.142857" calcext:value-type="float">
            <text:p>0.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AND([.B11]=[.C11]; [.B11]&lt;&gt;[.E11]); 1; 0)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AND([.B12]=[.C12]; [.B12]&lt;&gt;[.E12]); 1; 0)" office:value-type="float" office:value="0" calcext:value-type="float">
            <text:p>0</text:p>
          </table:table-cell>
          <table:table-cell office:value-type="float" office:value="0.407407" calcext:value-type="float">
            <text:p>0.407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75" calcext:value-type="float">
            <text:p>0.437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AND([.B13]=[.C13]; [.B13]&lt;&gt;[.E13]); 1; 0)" office:value-type="float" office:value="0" calcext:value-type="float">
            <text:p>0</text:p>
          </table:table-cell>
          <table:table-cell office:value-type="float" office:value="0.518519" calcext:value-type="float">
            <text:p>0.5185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AND([.B14]=[.C14]; [.B14]&lt;&gt;[.E14]); 1; 0)" office:value-type="float" office:value="1" calcext:value-type="float">
            <text:p>1</text:p>
          </table:table-cell>
          <table:table-cell office:value-type="float" office:value="0.133333" calcext:value-type="float">
            <text:p>0.1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AND([.B15]=[.C15]; [.B15]&lt;&gt;[.E15]); 1; 0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AND([.B16]=[.C16]; [.B16]&lt;&gt;[.E16]); 1; 0)" office:value-type="float" office:value="0" calcext:value-type="float">
            <text:p>0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AND([.B17]=[.C17]; [.B17]&lt;&gt;[.E17]); 1; 0)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AND([.B18]=[.C18]; [.B18]&lt;&gt;[.E18]); 1; 0)" office:value-type="float" office:value="0" calcext:value-type="float">
            <text:p>0</text:p>
          </table:table-cell>
          <table:table-cell office:value-type="float" office:value="0.037037" calcext:value-type="float">
            <text:p>0.0370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AND([.B19]=[.C19]; [.B19]&lt;&gt;[.E19]); 1; 0)" office:value-type="float" office:value="0" calcext:value-type="float">
            <text:p>0</text:p>
          </table:table-cell>
          <table:table-cell office:value-type="float" office:value="0.387097" calcext:value-type="float">
            <text:p>0.3870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AND([.B20]=[.C20]; [.B20]&lt;&gt;[.E20]); 1; 0)" office:value-type="float" office:value="0" calcext:value-type="float">
            <text:p>0</text:p>
          </table:table-cell>
          <table:table-cell office:value-type="float" office:value="0.275862" calcext:value-type="float">
            <text:p>0.2758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AND([.B21]=[.C21]; [.B21]&lt;&gt;[.E21]); 1; 0)" office:value-type="float" office:value="0" calcext:value-type="float">
            <text:p>0</text:p>
          </table:table-cell>
          <table:table-cell office:value-type="float" office:value="0.382353" calcext:value-type="float">
            <text:p>0.3823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AND([.B22]=[.C22]; [.B22]&lt;&gt;[.E22]); 1; 0)" office:value-type="float" office:value="0" calcext:value-type="float">
            <text:p>0</text:p>
          </table:table-cell>
          <table:table-cell office:value-type="float" office:value="0.541667" calcext:value-type="float">
            <text:p>0.54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4348" calcext:value-type="float">
            <text:p>0.30434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AND([.B23]=[.C23]; [.B23]&lt;&gt;[.E23]); 1; 0)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AND([.B24]=[.C24]; [.B24]&lt;&gt;[.E24]); 1; 0)"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AND([.B25]=[.C25]; [.B25]&lt;&gt;[.E25]); 1; 0)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AND([.B26]=[.C26]; [.B26]&lt;&gt;[.E26]); 1; 0)" office:value-type="float" office:value="0" calcext:value-type="float">
            <text:p>0</text:p>
          </table:table-cell>
          <table:table-cell office:value-type="float" office:value="0.0416667" calcext:value-type="float">
            <text:p>0.041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AND([.B27]=[.C27]; [.B27]&lt;&gt;[.E27]); 1; 0)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AND([.B28]=[.C28]; [.B28]&lt;&gt;[.E28]); 1; 0)" office:value-type="float" office:value="0" calcext:value-type="float">
            <text:p>0</text:p>
          </table:table-cell>
          <table:table-cell office:value-type="float" office:value="0.172414" calcext:value-type="float">
            <text:p>0.1724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AND([.B29]=[.C29]; [.B29]&lt;&gt;[.E29]); 1; 0)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AND([.B30]=[.C30]; [.B30]&lt;&gt;[.E30]); 1; 0)" office:value-type="float" office:value="0" calcext:value-type="float">
            <text:p>0</text:p>
          </table:table-cell>
          <table:table-cell office:value-type="float" office:value="0.47619" calcext:value-type="float">
            <text:p>0.476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AND([.B31]=[.C31]; [.B31]&lt;&gt;[.E31]); 1; 0)"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IF(AND([.B32]=[.C32]; [.B32]&lt;&gt;[.E32]); 1; 0)" office:value-type="float" office:value="0" calcext:value-type="float">
            <text:p>0</text:p>
          </table:table-cell>
          <table:table-cell office:value-type="float" office:value="0.214286" calcext:value-type="float">
            <text:p>0.2142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AND([.B33]=[.C33]; [.B33]&lt;&gt;[.E33]); 1; 0)" office:value-type="float" office:value="0" calcext:value-type="float">
            <text:p>0</text:p>
          </table:table-cell>
          <table:table-cell office:value-type="float" office:value="0.0882353" calcext:value-type="float">
            <text:p>0.08823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AND([.B34]=[.C34]; [.B34]&lt;&gt;[.E34]); 1; 0)" office:value-type="float" office:value="1" calcext:value-type="float">
            <text:p>1</text:p>
          </table:table-cell>
          <table:table-cell office:value-type="float" office:value="0.0714286" calcext:value-type="float">
            <text:p>0.07142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IF(AND([.B35]=[.C35]; [.B35]&lt;&gt;[.E35]); 1; 0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AND([.B36]=[.C36]; [.B36]&lt;&gt;[.E36]); 1; 0)" office:value-type="float" office:value="0" calcext:value-type="float">
            <text:p>0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AND([.B37]=[.C37]; [.B37]&lt;&gt;[.E37]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(AND([.B38]=[.C38]; [.B38]&lt;&gt;[.E38]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AND([.B39]=[.C39]; [.B39]&lt;&gt;[.E39]); 1; 0)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3158" calcext:value-type="float">
            <text:p>0.26315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AND([.B40]=[.C40]; [.B40]&lt;&gt;[.E40]); 1; 0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AND([.B41]=[.C41]; [.B41]&lt;&gt;[.E41]); 1; 0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AND([.B42]=[.C42]; [.B42]&lt;&gt;[.E42]); 1; 0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AND([.B43]=[.C43]; [.B43]&lt;&gt;[.E43]); 1; 0)" office:value-type="float" office:value="0" calcext:value-type="float">
            <text:p>0</text:p>
          </table:table-cell>
          <table:table-cell office:value-type="float" office:value="0.133333" calcext:value-type="float">
            <text:p>0.1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AND([.B44]=[.C44]; [.B44]&lt;&gt;[.E44]); 1; 0)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IF(AND([.B45]=[.C45]; [.B45]&lt;&gt;[.E45]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AND([.B46]=[.C46]; [.B46]&lt;&gt;[.E46]); 1; 0)" office:value-type="float" office:value="0" calcext:value-type="float">
            <text:p>0</text:p>
          </table:table-cell>
          <table:table-cell office:value-type="float" office:value="0.0416667" calcext:value-type="float">
            <text:p>0.041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AND([.B47]=[.C47]; [.B47]&lt;&gt;[.E47]); 1; 0)" office:value-type="float" office:value="0" calcext:value-type="float">
            <text:p>0</text:p>
          </table:table-cell>
          <table:table-cell office:value-type="float" office:value="0.428571" calcext:value-type="float">
            <text:p>0.4285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IF(AND([.B48]=[.C48]; [.B48]&lt;&gt;[.E48]); 1; 0)"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AND([.B49]=[.C49]; [.B49]&lt;&gt;[.E49]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AND([.B50]=[.C50]; [.B50]&lt;&gt;[.E50]); 1; 0)" office:value-type="float" office:value="0" calcext:value-type="float">
            <text:p>0</text:p>
          </table:table-cell>
          <table:table-cell office:value-type="float" office:value="0.565217" calcext:value-type="float">
            <text:p>0.5652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AND([.B51]=[.C51]; [.B51]&lt;&gt;[.E51]); 1; 0)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AND([.B52]=[.C52]; [.B52]&lt;&gt;[.E52]); 1; 0)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AND([.B53]=[.C53]; [.B53]&lt;&gt;[.E53]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AND([.B54]=[.C54]; [.B54]&lt;&gt;[.E54]); 1; 0)"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AND([.B55]=[.C55]; [.B55]&lt;&gt;[.E55]); 1; 0)" office:value-type="float" office:value="0" calcext:value-type="float">
            <text:p>0</text:p>
          </table:table-cell>
          <table:table-cell office:value-type="float" office:value="0.0454545" calcext:value-type="float">
            <text:p>0.04545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AND([.B56]=[.C56]; [.B56]&lt;&gt;[.E56]); 1; 0)" office:value-type="float" office:value="1" calcext:value-type="float">
            <text:p>1</text:p>
          </table:table-cell>
          <table:table-cell office:value-type="float" office:value="0.172414" calcext:value-type="float">
            <text:p>0.1724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AND([.B57]=[.C57]; [.B57]&lt;&gt;[.E57]); 1; 0)" office:value-type="float" office:value="0" calcext:value-type="float">
            <text:p>0</text:p>
          </table:table-cell>
          <table:table-cell office:value-type="float" office:value="0.176471" calcext:value-type="float">
            <text:p>0.1764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AND([.B58]=[.C58]; [.B58]&lt;&gt;[.E58]); 1; 0)" office:value-type="float" office:value="0" calcext:value-type="float">
            <text:p>0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IF(AND([.B59]=[.C59]; [.B59]&lt;&gt;[.E59]); 1; 0)" office:value-type="float" office:value="0" calcext:value-type="float">
            <text:p>0</text:p>
          </table:table-cell>
          <table:table-cell office:value-type="float" office:value="0.263158" calcext:value-type="float">
            <text:p>0.2631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AND([.B60]=[.C60]; [.B60]&lt;&gt;[.E60]); 1; 0)" office:value-type="float" office:value="0" calcext:value-type="float">
            <text:p>0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AND([.B61]=[.C61]; [.B61]&lt;&gt;[.E61]); 1; 0)" office:value-type="float" office:value="0" calcext:value-type="float">
            <text:p>0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IF(AND([.B62]=[.C62]; [.B62]&lt;&gt;[.E62]); 1; 0)" office:value-type="float" office:value="0" calcext:value-type="float">
            <text:p>0</text:p>
          </table:table-cell>
          <table:table-cell office:value-type="float" office:value="0.257143" calcext:value-type="float">
            <text:p>0.2571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AND([.B63]=[.C63]; [.B63]&lt;&gt;[.E63]); 1; 0)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IF(AND([.B64]=[.C64]; [.B64]&lt;&gt;[.E64]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AND([.B65]=[.C65]; [.B65]&lt;&gt;[.E65]); 1; 0)" office:value-type="float" office:value="0" calcext:value-type="float">
            <text:p>0</text:p>
          </table:table-cell>
          <table:table-cell office:value-type="float" office:value="0.387097" calcext:value-type="float">
            <text:p>0.3870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F(AND([.B66]=[.C66]; [.B66]&lt;&gt;[.E66]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IF(AND([.B67]=[.C67]; [.B67]&lt;&gt;[.E67]); 1; 0)" office:value-type="float" office:value="0" calcext:value-type="float">
            <text:p>0</text:p>
          </table:table-cell>
          <table:table-cell office:value-type="float" office:value="0.347826" calcext:value-type="float">
            <text:p>0.3478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AND([.B68]=[.C68]; [.B68]&lt;&gt;[.E68]); 1; 0)"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AND([.B69]=[.C69]; [.B69]&lt;&gt;[.E69]); 1; 0)"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8148" calcext:value-type="float">
            <text:p>0.14814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AND([.B70]=[.C70]; [.B70]&lt;&gt;[.E70]); 1; 0)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AND([.B71]=[.C71]; [.B71]&lt;&gt;[.E71]); 1; 0)" office:value-type="float" office:value="0" calcext:value-type="float">
            <text:p>0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5185" calcext:value-type="float">
            <text:p>0.18518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IF(AND([.B72]=[.C72]; [.B72]&lt;&gt;[.E72]); 1; 0)" office:value-type="float" office:value="0" calcext:value-type="float">
            <text:p>0</text:p>
          </table:table-cell>
          <table:table-cell office:value-type="float" office:value="0.214286" calcext:value-type="float">
            <text:p>0.2142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AND([.B73]=[.C73]; [.B73]&lt;&gt;[.E73]); 1; 0)" office:value-type="float" office:value="0" calcext:value-type="float">
            <text:p>0</text:p>
          </table:table-cell>
          <table:table-cell office:value-type="float" office:value="0.205128" calcext:value-type="float">
            <text:p>0.2051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AND([.B74]=[.C74]; [.B74]&lt;&gt;[.E74]); 1; 0)" office:value-type="float" office:value="0" calcext:value-type="float">
            <text:p>0</text:p>
          </table:table-cell>
          <table:table-cell office:value-type="float" office:value="0.516129" calcext:value-type="float">
            <text:p>0.5161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AND([.B75]=[.C75]; [.B75]&lt;&gt;[.E75]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AND([.B76]=[.C76]; [.B76]&lt;&gt;[.E76]); 1; 0)" office:value-type="float" office:value="0" calcext:value-type="float">
            <text:p>0</text:p>
          </table:table-cell>
          <table:table-cell office:value-type="float" office:value="0.176471" calcext:value-type="float">
            <text:p>0.1764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AND([.B77]=[.C77]; [.B77]&lt;&gt;[.E77]); 1; 0)" office:value-type="float" office:value="0" calcext:value-type="float">
            <text:p>0</text:p>
          </table:table-cell>
          <table:table-cell office:value-type="float" office:value="0.357143" calcext:value-type="float">
            <text:p>0.3571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AND([.B78]=[.C78]; [.B78]&lt;&gt;[.E78]); 1; 0)" office:value-type="float" office:value="0" calcext:value-type="float">
            <text:p>0</text:p>
          </table:table-cell>
          <table:table-cell office:value-type="float" office:value="0.344828" calcext:value-type="float">
            <text:p>0.3448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AND([.B79]=[.C79]; [.B79]&lt;&gt;[.E79]); 1; 0)" office:value-type="float" office:value="0" calcext:value-type="float">
            <text:p>0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AND([.B80]=[.C80]; [.B80]&lt;&gt;[.E80]); 1; 0)" office:value-type="float" office:value="0" calcext:value-type="float">
            <text:p>0</text:p>
          </table:table-cell>
          <table:table-cell office:value-type="float" office:value="0.457143" calcext:value-type="float">
            <text:p>0.4571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AND([.B81]=[.C81]; [.B81]&lt;&gt;[.E81]); 1; 0)" office:value-type="float" office:value="0" calcext:value-type="float">
            <text:p>0</text:p>
          </table:table-cell>
          <table:table-cell office:value-type="float" office:value="0.69697" calcext:value-type="float">
            <text:p>0.696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AND([.B82]=[.C82]; [.B82]&lt;&gt;[.E82]); 1; 0)" office:value-type="float" office:value="0" calcext:value-type="float">
            <text:p>0</text:p>
          </table:table-cell>
          <table:table-cell office:value-type="float" office:value="0.146341" calcext:value-type="float">
            <text:p>0.1463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IF(AND([.B83]=[.C83]; [.B83]&lt;&gt;[.E83]); 1; 0)" office:value-type="float" office:value="0" calcext:value-type="float">
            <text:p>0</text:p>
          </table:table-cell>
          <table:table-cell office:value-type="float" office:value="0.148148" calcext:value-type="float">
            <text:p>0.1481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AND([.B84]=[.C84]; [.B84]&lt;&gt;[.E84]); 1; 0)" office:value-type="float" office:value="0" calcext:value-type="float">
            <text:p>0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IF(AND([.B85]=[.C85]; [.B85]&lt;&gt;[.E85]); 1; 0)" office:value-type="float" office:value="1" calcext:value-type="float">
            <text:p>1</text:p>
          </table:table-cell>
          <table:table-cell office:value-type="float" office:value="0.294118" calcext:value-type="float">
            <text:p>0.2941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IF(AND([.B86]=[.C86]; [.B86]&lt;&gt;[.E86]); 1; 0)" office:value-type="float" office:value="0" calcext:value-type="float">
            <text:p>0</text:p>
          </table:table-cell>
          <table:table-cell office:value-type="float" office:value="0.111111" calcext:value-type="float">
            <text:p>0.111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AND([.B87]=[.C87]; [.B87]&lt;&gt;[.E87]); 1; 0)" office:value-type="float" office:value="0" calcext:value-type="float">
            <text:p>0</text:p>
          </table:table-cell>
          <table:table-cell office:value-type="float" office:value="0.136364" calcext:value-type="float">
            <text:p>0.1363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34783" calcext:value-type="float">
            <text:p>0.043478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AND([.B88]=[.C88]; [.B88]&lt;&gt;[.E88]); 1; 0)" office:value-type="float" office:value="0" calcext:value-type="float">
            <text:p>0</text:p>
          </table:table-cell>
          <table:table-cell office:value-type="float" office:value="0.135135" calcext:value-type="float">
            <text:p>0.1351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AND([.B89]=[.C89]; [.B89]&lt;&gt;[.E89]); 1; 0)" office:value-type="float" office:value="0" calcext:value-type="float">
            <text:p>0</text:p>
          </table:table-cell>
          <table:table-cell office:value-type="float" office:value="0.423077" calcext:value-type="float">
            <text:p>0.4230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AND([.B90]=[.C90]; [.B90]&lt;&gt;[.E90]); 1; 0)" office:value-type="float" office:value="0" calcext:value-type="float">
            <text:p>0</text:p>
          </table:table-cell>
          <table:table-cell office:value-type="float" office:value="0.37037" calcext:value-type="float">
            <text:p>0.370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AND([.B91]=[.C91]; [.B91]&lt;&gt;[.E91]); 1; 0)" office:value-type="float" office:value="1" calcext:value-type="float">
            <text:p>1</text:p>
          </table:table-cell>
          <table:table-cell office:value-type="float" office:value="0.0588235" calcext:value-type="float">
            <text:p>0.05882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IF(AND([.B92]=[.C92]; [.B92]&lt;&gt;[.E92]); 1; 0)"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IF(AND([.B93]=[.C93]; [.B93]&lt;&gt;[.E93]); 1; 0)" office:value-type="float" office:value="1" calcext:value-type="float">
            <text:p>1</text:p>
          </table:table-cell>
          <table:table-cell office:value-type="float" office:value="0.105263" calcext:value-type="float">
            <text:p>0.1052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IF(AND([.B94]=[.C94]; [.B94]&lt;&gt;[.E94]); 1; 0)" office:value-type="float" office:value="1" calcext:value-type="float">
            <text:p>1</text:p>
          </table:table-cell>
          <table:table-cell office:value-type="float" office:value="0.105263" calcext:value-type="float">
            <text:p>0.1052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3158" calcext:value-type="float">
            <text:p>0.26315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(AND([.B95]=[.C95]; [.B95]&lt;&gt;[.E95]); 1; 0)" office:value-type="float" office:value="0" calcext:value-type="float">
            <text:p>0</text:p>
          </table:table-cell>
          <table:table-cell office:value-type="float" office:value="0.346154" calcext:value-type="float">
            <text:p>0.3461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IF(AND([.B96]=[.C96]; [.B96]&lt;&gt;[.E96]); 1; 0)" office:value-type="float" office:value="0" calcext:value-type="float">
            <text:p>0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IF(AND([.B97]=[.C97]; [.B97]&lt;&gt;[.E97]); 1; 0)" office:value-type="float" office:value="0" calcext:value-type="float">
            <text:p>0</text:p>
          </table:table-cell>
          <table:table-cell office:value-type="float" office:value="0.227273" calcext:value-type="float">
            <text:p>0.2272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AND([.B98]=[.C98]; [.B98]&lt;&gt;[.E98]); 1; 0)"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IF(AND([.B99]=[.C99]; [.B99]&lt;&gt;[.E99]); 1; 0)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IF(AND([.B100]=[.C100]; [.B100]&lt;&gt;[.E100]); 1; 0)" office:value-type="float" office:value="0" calcext:value-type="float">
            <text:p>0</text:p>
          </table:table-cell>
          <table:table-cell office:value-type="float" office:value="0.0869565" calcext:value-type="float">
            <text:p>0.08695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AND([.B101]=[.C101]; [.B101]&lt;&gt;[.E101]); 1; 0)" office:value-type="float" office:value="0" calcext:value-type="float">
            <text:p>0</text:p>
          </table:table-cell>
          <table:table-cell office:value-type="float" office:value="0.424242" calcext:value-type="float">
            <text:p>0.424242</text:p>
          </table:table-cell>
        </table:table-row>
        <table:table-row table:style-name="ro1">
          <table:table-cell table:number-columns-repeated="7"/>
          <table:table-cell table:formula="of:=IF(AND([.B102]=[.C102]; [.B102]&lt;&gt;[.E102])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IF(AND([.B103]=[.C103]; [.B103]&lt;&gt;[.E103])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IF(AND([.B104]=[.C104]; [.B104]&lt;&gt;[.E104])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IF(AND([.B105]=[.C105]; [.B105]&lt;&gt;[.E105]); 1; 0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6T14:14:20.135046000</dc:date>
    <meta:editing-duration>PT7M21S</meta:editing-duration>
    <meta:editing-cycles>1</meta:editing-cycles>
    <meta:document-statistic meta:table-count="1" meta:cell-count="913" meta:object-count="0"/>
    <meta:generator>LibreOffice/5.2.2.2$MacOSX_X86_64 LibreOffice_project/8f96e87c890bf8fa77463cd4b640a2312823f3ad</meta:generator>
  </office:meta>
</office:document-meta>
</file>